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56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6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 style:data-style-name="N0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Mono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17" style:family="table-cell" style:parent-style-name="Default">
      <style:table-cell-properties fo:background-color="#f8aa97" fo:border="0.99pt solid #000000"/>
      <style:text-properties style:font-name="Latin Modern Mono" fo:font-size="8pt" style:font-size-asian="8pt" style:font-size-complex="8pt"/>
    </style:style>
    <style:style style:name="ce19" style:family="table-cell" style:parent-style-name="Default">
      <style:table-cell-properties fo:background-color="#f8aa97" fo:wrap-option="wrap" fo:border="0.99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add58a" fo:wrap-option="wrap" fo:border="0.99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d58a" fo:border="0.99pt solid #000000"/>
      <style:text-properties style:font-name="Latin Modern Mono" fo:font-size="8pt" style:font-size-asian="8pt" style:font-size-complex="8pt"/>
    </style:style>
    <style:style style:name="ce22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3" style:family="table-cell" style:parent-style-name="Default">
      <style:text-properties style:font-name="Latin Modern Mono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1022" table:default-cell-style-name="ce13"/>
        <table:table-row table:style-name="ro1">
          <table:table-cell table:style-name="ce1"/>
          <table:table-cell table:style-name="ce15" office:value-type="string" calcext:value-type="string">
            <text:p>QuadTree &lt;T&gt;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6" office:value-type="string" calcext:value-type="string">
            <text:p>const T x_siz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6" office:value-type="string" calcext:value-type="string">
            <text:p>const T y_siz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7" office:value-type="string" calcext:value-type="string">
            <text:p>const unsigned char min_leve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7" office:value-type="string" calcext:value-type="string">
            <text:p>const unsigned char max_leve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9" office:value-type="string" calcext:value-type="string">
            <text:p>std::shared_ptr&lt;Cell&lt;T&gt;&gt; parent_cel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19" office:value-type="string" calcext:value-type="string">
            <text:p>std::vector&lt;std::shared_ptr&lt;Cell&lt;T&gt;&gt;&gt; getLeaves(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QuadTree(Point&lt;T&gt;, T, T, unsigned char, unsigned char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1" office:value-type="string" calcext:value-type="string">
            <text:p>virtual ~QuadTree(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T simpleIntegration(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unsigned getMinLevel() cons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20" office:value-type="string" calcext:value-type="string">
            <text:p>unsigned getMaxLevel(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size_t numberOfLeaves(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buildUniform(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buildUniform(unsigned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2" office:value-type="string" calcext:value-type="string">
            <text:p>void clear(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updateWithLevelSet(const LipschitzFunction&lt;T&gt; &amp; 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updateQuadTree(const RefinementCriterion&lt;T&gt; &amp;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updateQuadTree(const RefinementCriterion&lt;T&gt; &amp;, const unsigned char, const unsigned char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std::vector&lt;Point&lt;T&gt;&gt; getCenters(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exportCentersTikz(const std::string &amp;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void exportMeshTikz(const std::string &amp;, bool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T simpleIntegration(const 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T thirdOrderGaussianIntegration(const std::function&lt;T(Point&lt;T&gt;)&gt; &amp;) con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+</text:p>
          </table:table-cell>
          <table:table-cell table:style-name="ce20" office:value-type="string" calcext:value-type="string">
            <text:p>T simpleIntegration(const std::function&lt;T(std::shared_ptr&lt;Cell&lt;T&gt;&gt;)&gt; &amp;) const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23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08:22:33.761349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5-24T08:22:49.253688203</dc:date>
    <meta:editing-duration>PT48M29S</meta:editing-duration>
    <meta:editing-cycles>38</meta:editing-cycles>
    <meta:generator>LibreOffice/6.0.7.3$Linux_X86_64 LibreOffice_project/00m0$Build-3</meta:generator>
    <meta:document-statistic meta:table-count="1" meta:cell-count="49" meta:object-count="0"/>
  </office:meta>
</office:document-meta>
</file>